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72ed" officeooo:paragraph-rsid="001872ed"/>
    </style:style>
    <style:style style:name="P2" style:family="paragraph" style:parent-style-name="Standard">
      <style:paragraph-properties fo:text-align="start" style:justify-single-word="false"/>
      <style:text-properties officeooo:rsid="001872ed" officeooo:paragraph-rsid="001872e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ion</text:p>
      <text:p text:style-name="P1"/>
      <text:p text:style-name="P2">*Uma funcionalidade que permite que uma função se chamar novamente;</text:p>
      <text:p text:style-name="P2">*Isso pode ser um problema caso a função se chame <text:span text:style-name="T1">muitas</text:span> vezes;</text:p>
      <text:p text:style-name="P2"/>
      <text:p text:style-name="P2">function retornarNumeroPar(n){</text:p>
      <text:p text:style-name="P2"><text:tab/>if(n % 2 ==0){</text:p>
      <text:p text:style-name="P2"><text:tab/><text:tab/>console.log(`n agora é par: ` + n)</text:p>
      <text:p text:style-name="P2"><text:tab/>}else{</text:p>
      <text:p text:style-name="P2"><text:tab/><text:tab/>console.log(n);</text:p>
      <text:p text:style-name="P2"><text:tab/><text:tab/>retornarNumeroPar(n – 1);</text:p>
      <text:p text:style-name="P2"><text:tab/>}</text:p>
      <text:p text:style-name="P2">}</text:p>
      <text:p text:style-name="P2"/>
      <text:p text:style-name="P2">retornarNumeroPar(33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4:14:31.582000000</meta:creation-date>
    <dc:date>2023-01-21T14:23:46.632000000</dc:date>
    <meta:editing-duration>PT9M17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43" meta:character-count="296" meta:non-whitespace-character-count="255"/>
  </office:meta>
</office:document-meta>
</file>